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Set.getCod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loa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racterSet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addCharacterSetOrientation( CharacterSetOrientation cs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cterSet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.getCharacterSet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cterSet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.map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getWidth( int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Set.CharacterSet( String codePage , String encoding , String name , String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haracterSet.getNameBy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acterS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